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def4" officeooo:paragraph-rsid="0002def4"/>
    </style:style>
    <style:style style:name="P2" style:family="paragraph" style:parent-style-name="Text_20_body">
      <style:text-properties officeooo:rsid="0002def4" officeooo:paragraph-rsid="0002def4"/>
    </style:style>
    <style:style style:name="P3" style:family="paragraph" style:parent-style-name="Text_20_body">
      <style:paragraph-properties fo:text-align="center" style:justify-single-word="false"/>
      <style:text-properties officeooo:rsid="0002def4" officeooo:paragraph-rsid="0002def4"/>
    </style:style>
    <style:style style:name="P4" style:family="paragraph" style:parent-style-name="Text_20_body">
      <style:text-properties officeooo:rsid="00033129" officeooo:paragraph-rsid="00033129"/>
    </style:style>
    <style:style style:name="P5" style:family="paragraph" style:parent-style-name="Text_20_body">
      <style:text-properties officeooo:rsid="00065a2c" officeooo:paragraph-rsid="00065a2c"/>
    </style:style>
    <style:style style:name="P6" style:family="paragraph" style:parent-style-name="Heading_20_1">
      <style:paragraph-properties fo:break-before="page"/>
    </style:style>
    <style:style style:name="P7" style:family="paragraph" style:parent-style-name="Heading_20_1" style:list-style-nam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Simulations of the CDC6600 and CDC7600</text:p>
      <text:p text:style-name="Title">Multifunctional Systems</text:p>
      <text:p text:style-name="P1"/>
      <text:p text:style-name="Subtitle"><text:span text:style-name="T1">CDC6600 Group</text:span><text:line-break/>Tiffani Dutton<text:line-break/>Ben Tatman</text:p>
      <text:p text:style-name="Subtitle"><text:span text:style-name="T1">CDC7600 Group</text:span><text:line-break/>Katie Isbell – Project Lead<text:line-break/>David Zem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Missouri University of Science and Technology</text:p>
      <text:p text:style-name="P3">CS388 Introduction to High Performance Architecture</text:p>
      <text:p text:style-name="P3">Professor Ali R. Hurson</text:p>
      <text:p text:style-name="P3">December 3, 2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106_1529046997" text:style-name="Index_20_Link" text:visited-style-name="Index_20_Link">Problem Description<text:tab/>3</text:a></text:p>
          <text:p text:style-name="P9"><text:a xlink:type="simple" xlink:href="#__RefHeading__108_1529046997" text:style-name="Index_20_Link" text:visited-style-name="Index_20_Link">Results<text:tab/>4</text:a></text:p>
        </text:index-body>
      </text:table-of-content>
      <text:h text:style-name="P7" text:outline-level="1"/>
      <text:h text:style-name="P6" text:outline-level="1"><text:bookmark-start text:name="__RefHeading__106_1529046997"/>Problem Description<text:bookmark-end text:name="__RefHeading__106_1529046997"/></text:h>
      <text:p text:style-name="P2">In this project, simulators for the CDC6600 and CDC7600 were written in C++. <text:s/>Each one simulates several important functionalities of their respective systems including the instruction pipe, delivery of instructions to the functional units, execution of instructions in the processor, and the scoreboard. Each simulator also produces a time table which reveals the clock pulses in between each step of the instructions.</text:p>
      <text:p text:style-name="P2">A system of classes was implemented as the first step towards creating both simulations. The CDC6600 and CDC7600 classes were developed to represent the multifunctional systems that are simulated, and both inherit their overall structure from the CDC6000 class. Each type of model offers its own functional units, its own set of registers, and has different memory access times and program counter increment times. </text:p>
      <text:p text:style-name="P2"><text:s/>The program works by first prompting the user to input a set of instructions and specify which multifunctional system to run these instructions (CDC6600 or CDC7600). Each set of instructions is hard coded into the program, and the user can select which of these three programs to run by selecting one of three menu options. The user also has the option to input the name of the file containing the instructions, and so when this done, the program will read the list of instructions from the path given.</text:p>
      <text:p text:style-name="P2"><text:s/>After the program is selected, a new instance of the CDC6600 or CDC7600 (depending on which simulator is being run) is created, and all of its functional units are initialized. The “Functional Unit” class is used to keep track of any functional unit used within the system, including the segment time, execution time, and clock cycle time for when the functional unit is ready. The CDC6600 class is initialized with having ten functional units, each functional unit being assigned an execution time, and also keeps track of which functional units are duplicated (such as having two float multiply units and two increment units). The CDC7600 is initialized with nine functional units, each one being assigned an execution time and segment time.</text:p>
      <text:p text:style-name="P2">Once the functional units for the system has been initialized, the CDC6600 or CDC7600 is initialized with a set of 8 A registers, 8 B registers, and 8 X registers. These registers are considered for the execution of each individual instruction in order to keep track of conflicts that may exist throughout the program. If a read after write conflict exists, for example, the simulator will recognize this and wait until both flexible operands are ready to be used for calculating the result of its destination operand.</text:p>
      <text:p text:style-name="P2">Once the simulator has been initialized with functional units and registers, it begins to read the set of instructions. An “Instruction” class was created in order to store the list of instructions. This class has five basic member variables: human-readable semantics, the opcode, the destination operand, and two flexible operands that can be either registers or immediate values. The semantics describe the instruction and are directly printed into the timing table.</text:p>
      <text:p text:style-name="P4">-CLASS: FUNCTIONAL UNIT</text:p>
      <text:p text:style-name="P4">The functional unit class declares a new functional unit. This class is used to keep track of when each functional unit is ready to execute a new instruction, the functional unit’s execution time (number of clock cycles to execute an instruction), and if the processor is a CDC7600, the functional unit’s segment time.</text:p>
      <text:p text:style-name="P4"/>
      <text:p text:style-name="P4"/>
      <text:p text:style-name="P4">-CLASS: INSTRUCTION PIPELINE</text:p>
      <text:p text:style-name="P4"><text:soft-page-break/>We have a class for the instruction pipeline. The instruction pipeline contains a sequential list of all of the instructions as well as the instruction stack. This class is used for </text:p>
      <text:p text:style-name="P4"/>
      <text:p text:style-name="P4">-CLASS: INSTRUCTION</text:p>
      <text:p text:style-name="P4">We have a class for an instruction. The instruction class contains 5 basic member variables: human-readable semantics, the opcode, the destination operand, and two flexible operands that can be either registers or immediate values.</text:p>
      <text:h text:style-name="Heading_20_1" text:outline-level="1"><text:bookmark-start text:name="__RefHeading__108_1529046997"/>Results<text:bookmark-end text:name="__RefHeading__108_1529046997"/></text:h>
      <text:p text:style-name="P4">This section displays the output of running the CDC6600 and CDC7600 on different sets of instructions. <text:s/>When running the program, the user is prompted to select which simulator to run, which set of instructions to run (or select a custom file containing the instructions), and where to display the output (either in a CSV file) or printed to the console. If the input contains a vector (as in the third example), the user is prompted to input the size of the vector. An example of the program requesting and receiving input from the user is displayed below:</text:p>
      <text:p text:style-name="Code">Select which simulator to run.</text:p>
      <text:p text:style-name="Code"><text:tab/>1. CDC6600</text:p>
      <text:p text:style-name="Code"><text:tab/>2. CDC7600</text:p>
      <text:p text:style-name="Code">&gt;&gt;&gt; 2</text:p>
      <text:p text:style-name="Code">Select the input to this program from the list below.</text:p>
      <text:p text:style-name="Code"><text:tab/>1. Y = A*X^2 + B</text:p>
      <text:p text:style-name="Code"><text:tab/>2. Y = A*X^2 + B*X + c</text:p>
      <text:p text:style-name="Code"><text:tab/>3. Y = A*X^2 + B*X + c (X and Y are vectors)</text:p>
      <text:p text:style-name="Code"><text:tab/>4. Custom program (requires file input)</text:p>
      <text:p text:style-name="Code">&gt;&gt;&gt; 3</text:p>
      <text:p text:style-name="Code">Specify the path to which the output will be written. <text:s/></text:p>
      <text:p text:style-name="Code">If no path is specified, the output will be written to stdout by default.</text:p>
      <text:p text:style-name="Code">&gt;&gt;&gt; </text:p>
      <text:p text:style-name="Code">Word #,Instruction,Symantics,Len.,Opcode,Issue,Start,Result,Unit Ready,Fetch,Store,</text:p>
      <text:p text:style-name="Code">0,a1=a1+k,Fetch x,L,50,1,1,3,2,7,,</text:p>
      <text:p text:style-name="Code">0,a2=a2+k,Fetch A,L,50,3,3,5,4,9,,</text:p>
      <text:p text:style-name="Code">1,x0=x1*x1,Form x^2,S,40,7,7,12,9,,,</text:p>
      <text:p text:style-name="Code">1,x6=x0*x2,Form Ax^2,S,40,9,12,17,14,,,</text:p>
      <text:p text:style-name="Code">1,a3=a3+k,Fetch B,L,50,10,10,12,11,16,,</text:p>
      <text:p text:style-name="Code">2,a4=a4+k,Fetch C,L,50,13,13,15,14,19,,</text:p>
      <text:p text:style-name="Code">2,x3=x3*x1,Form BX,S,40,15,16,21,18,,,</text:p>
      <text:p text:style-name="Code">2,x5=x6+x3,Form AX^2 + BX,S,30,16,21,25,22,,,</text:p>
      <text:p text:style-name="Code">3,x7=x5+x4,Form Y,S,30,22,25,29,26,,,</text:p>
      <text:p text:style-name="Code">3,a7=a7+k,Store Y,L,50,23,29,31,30,,35,</text:p>
      <text:p text:style-name="P4"/>
      <text:p text:style-name="P4">The program was tested for all three sets of instructions and for both simulators. The third set of instructions was tested for vectors of varying lengths and this section displays the results for vectors of lengths 1, 3, and 5. The next few pages display the results from conducting <text:s/>a series of tests on each simulator.</text:p>
      <text:h text:style-name="Heading_20_1" text:outline-level="1">Discussion</text:h>
      <text:p text:style-name="P5">Analyze results for CDC6600 and CDC7600. Do these results make sense? How and why are they diffe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text-indent="0.5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Text_20_body" style:class="text">
      <style:paragraph-properties fo:margin-left="0.75in" fo:margin-right="0in" fo:margin-top="0in" fo:margin-bottom="0in" style:contextual-spacing="false" fo:text-indent="0in" style:auto-text-indent="false"/>
      <style:text-properties style:font-name="Liberation Mono"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Zemon</meta:initial-creator>
    <meta:creation-date>2013-12-01T21:30:07.603653365</meta:creation-date>
    <meta:generator>LibreOffice/4.1.2.3$Linux_X86_64 LibreOffice_project/410m0$Build-3</meta:generator>
    <dc:date>2013-12-01T21:36:31.204122324</dc:date>
    <dc:creator>David Zemon</dc:creator>
    <meta:editing-duration>PT3M25S</meta:editing-duration>
    <meta:editing-cycles>4</meta:editing-cycles>
    <meta:document-statistic meta:table-count="0" meta:image-count="0" meta:object-count="0" meta:page-count="4" meta:paragraph-count="53" meta:word-count="948" meta:character-count="6053" meta:non-whitespace-character-count="5141"/>
  </office:meta>
</office:document-meta>
</file>